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29pt" style:use-optimal-column-width="true"/>
    </style:style>
    <style:style style:name="ACOL-2" style:family="table-column">
      <style:table-column-properties style:column-width="51.75pt" style:use-optimal-column-width="true"/>
    </style:style>
    <style:style style:name="ACOL-3" style:family="table-column">
      <style:table-column-properties style:column-width="108.75pt" style:use-optimal-column-width="true"/>
    </style:style>
    <style:style style:name="ACOL-4" style:family="table-column">
      <style:table-column-properties style:column-width="52.5pt" style:use-optimal-column-width="true"/>
    </style:style>
    <style:style style:name="ACOL-5" style:family="table-column">
      <style:table-column-properties style:column-width="142.5pt" style:use-optimal-column-width="true"/>
    </style:style>
    <style:style style:name="ACOL-6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report_fmax.csv" table:style-name="ta-0" table:print="true">
        <office:forms form:automatic-focus="false" form:apply-design-mode="false">
          <form:form/>
        </office:forms>
        <table:table-column table:style-name="ACOL-0" table:number-columns-repeated="3"/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 table:number-columns-repeated="248"/>
        <table:table-row table:style-name="AROW-0">
          <table:table-cell table:style-name="Gnumeric-default" office:value-type="string">
            <text:p>f(MAX) Summary</text:p>
          </table:table-cell>
          <table:table-cell table:number-columns-repeated="255" table:style-name="Gnumeric-default"/>
        </table:table-row>
        <table:table-row table:style-name="AROW-1">
          <table:table-cell table:style-name="Gnumeric-default" office:value-type="string">
            <text:p>Exploration Point</text:p>
          </table:table-cell>
          <table:table-cell table:style-name="Gnumeric-default" office:value-type="string">
            <text:p>OSC_50_B3B</text:p>
          </table:table-cell>
          <table:table-cell table:style-name="Gnumeric-default" office:value-type="string">
            <text:p>altera_reserved_tck</text:p>
          </table:table-cell>
          <table:table-cell table:style-name="Gnumeric-default" office:value-type="string">
            <text:p>soc|pll_0|altera_pll_i|general[0].gpll~PLL_OUTPUT_COUNTER|divclk</text:p>
          </table:table-cell>
          <table:table-cell table:style-name="Gnumeric-default" office:value-type="string">
            <text:p>f(MAX) Geomean</text:p>
          </table:table-cell>
          <table:table-cell table:style-name="Gnumeric-default"/>
          <table:table-cell table:style-name="ACE-1"/>
          <table:table-cell table:style-name="ACE-1" office:value-type="string">
            <text:p>f(MAX)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</text:p>
          </table:table-cell>
          <table:table-cell table:style-name="Gnumeric-default" office:value-type="string">
            <text:p>198.73 MHz</text:p>
          </table:table-cell>
          <table:table-cell table:style-name="Gnumeric-default" office:value-type="string">
            <text:p>87.28 MHz</text:p>
          </table:table-cell>
          <table:table-cell table:style-name="Gnumeric-default" office:value-type="string">
            <text:p>27.3 MHz</text:p>
          </table:table-cell>
          <table:table-cell table:style-name="Gnumeric-default" office:value-type="string">
            <text:p>77.944 MHz</text:p>
          </table:table-cell>
          <table:table-cell table:style-name="Gnumeric-default"/>
          <table:table-cell table:style-name="ACE-1" table:formula="of:=LEFT([.D3];5)" office:value-type="string" office:string-value="27.3 ">
            <text:p>27.3 </text:p>
          </table:table-cell>
          <table:table-cell table:style-name="ACE-1" table:formula="of:=VALUE([.G3])" office:value-type="float" office:value="27.300000000000001">
            <text:p>27.3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2</text:p>
          </table:table-cell>
          <table:table-cell table:style-name="Gnumeric-default" office:value-type="string">
            <text:p>189.14 MHz</text:p>
          </table:table-cell>
          <table:table-cell table:style-name="Gnumeric-default" office:value-type="string">
            <text:p>89.71 MHz</text:p>
          </table:table-cell>
          <table:table-cell table:style-name="Gnumeric-default" office:value-type="string">
            <text:p>25.46 MHz</text:p>
          </table:table-cell>
          <table:table-cell table:style-name="Gnumeric-default" office:value-type="string">
            <text:p>75.595 MHz</text:p>
          </table:table-cell>
          <table:table-cell table:style-name="Gnumeric-default"/>
          <table:table-cell table:style-name="ACE-1" table:formula="of:=LEFT([.D4];6)" office:value-type="string" office:string-value="25.46 ">
            <text:p>25.46 </text:p>
          </table:table-cell>
          <table:table-cell table:style-name="ACE-1" table:formula="of:=VALUE([.G4])" office:value-type="float" office:value="25.460000000000001">
            <text:p>25.46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3</text:p>
          </table:table-cell>
          <table:table-cell table:style-name="Gnumeric-default" office:value-type="string">
            <text:p>184.06 MHz</text:p>
          </table:table-cell>
          <table:table-cell table:style-name="Gnumeric-default" office:value-type="string">
            <text:p>86.69 MHz</text:p>
          </table:table-cell>
          <table:table-cell table:style-name="Gnumeric-default" office:value-type="string">
            <text:p>26.92 MHz</text:p>
          </table:table-cell>
          <table:table-cell table:style-name="Gnumeric-default" office:value-type="string">
            <text:p>75.451 MHz</text:p>
          </table:table-cell>
          <table:table-cell table:style-name="Gnumeric-default"/>
          <table:table-cell table:style-name="ACE-1" table:formula="of:=LEFT([.D5];6)" office:value-type="string" office:string-value="26.92 ">
            <text:p>26.92 </text:p>
          </table:table-cell>
          <table:table-cell table:style-name="ACE-1" table:formula="of:=VALUE([.G5])" office:value-type="float" office:value="26.920000000000002">
            <text:p>26.92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4</text:p>
          </table:table-cell>
          <table:table-cell table:style-name="Gnumeric-default" office:value-type="string">
            <text:p>148.5 MHz</text:p>
          </table:table-cell>
          <table:table-cell table:style-name="Gnumeric-default" office:value-type="string">
            <text:p>85.87 MHz</text:p>
          </table:table-cell>
          <table:table-cell table:style-name="Gnumeric-default" office:value-type="string">
            <text:p>24.55 MHz</text:p>
          </table:table-cell>
          <table:table-cell table:style-name="Gnumeric-default" office:value-type="string">
            <text:p>67.901 MHz</text:p>
          </table:table-cell>
          <table:table-cell table:style-name="Gnumeric-default"/>
          <table:table-cell table:style-name="ACE-1" table:formula="of:=LEFT([.D6];6)" office:value-type="string" office:string-value="24.55 ">
            <text:p>24.55 </text:p>
          </table:table-cell>
          <table:table-cell table:style-name="ACE-1" table:formula="of:=VALUE([.G6])" office:value-type="float" office:value="24.550000000000001">
            <text:p>24.55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5</text:p>
          </table:table-cell>
          <table:table-cell table:style-name="Gnumeric-default" office:value-type="string">
            <text:p>193.8 MHz</text:p>
          </table:table-cell>
          <table:table-cell table:style-name="Gnumeric-default" office:value-type="string">
            <text:p>104.05 MHz</text:p>
          </table:table-cell>
          <table:table-cell table:style-name="Gnumeric-default" office:value-type="string">
            <text:p>26.7 MHz</text:p>
          </table:table-cell>
          <table:table-cell table:style-name="Gnumeric-default" office:value-type="string">
            <text:p>81.352 MHz</text:p>
          </table:table-cell>
          <table:table-cell table:style-name="Gnumeric-default"/>
          <table:table-cell table:style-name="ACE-1" table:formula="of:=LEFT([.D7];5)" office:value-type="string" office:string-value="26.7 ">
            <text:p>26.7 </text:p>
          </table:table-cell>
          <table:table-cell table:style-name="ACE-1" table:formula="of:=VALUE([.G7])" office:value-type="float" office:value="26.699999999999999">
            <text:p>26.7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6</text:p>
          </table:table-cell>
          <table:table-cell table:style-name="Gnumeric-default" office:value-type="string">
            <text:p>214.5 MHz</text:p>
          </table:table-cell>
          <table:table-cell table:style-name="Gnumeric-default" office:value-type="string">
            <text:p>89.66 MHz</text:p>
          </table:table-cell>
          <table:table-cell table:style-name="Gnumeric-default" office:value-type="string">
            <text:p>26.79 MHz</text:p>
          </table:table-cell>
          <table:table-cell table:style-name="Gnumeric-default" office:value-type="string">
            <text:p>80.168 MHz</text:p>
          </table:table-cell>
          <table:table-cell table:style-name="Gnumeric-default"/>
          <table:table-cell table:style-name="ACE-1" table:formula="of:=LEFT([.D8];6)" office:value-type="string" office:string-value="26.79 ">
            <text:p>26.79 </text:p>
          </table:table-cell>
          <table:table-cell table:style-name="ACE-1" table:formula="of:=VALUE([.G8])" office:value-type="float" office:value="26.789999999999999">
            <text:p>26.79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7</text:p>
          </table:table-cell>
          <table:table-cell table:style-name="Gnumeric-default" office:value-type="string">
            <text:p>159.16 MHz</text:p>
          </table:table-cell>
          <table:table-cell table:style-name="Gnumeric-default" office:value-type="string">
            <text:p>87.21 MHz</text:p>
          </table:table-cell>
          <table:table-cell table:style-name="Gnumeric-default" office:value-type="string">
            <text:p>27.08 MHz</text:p>
          </table:table-cell>
          <table:table-cell table:style-name="Gnumeric-default" office:value-type="string">
            <text:p>72.169 MHz</text:p>
          </table:table-cell>
          <table:table-cell table:style-name="Gnumeric-default"/>
          <table:table-cell table:style-name="ACE-1" table:formula="of:=LEFT([.D9];6)" office:value-type="string" office:string-value="27.08 ">
            <text:p>27.08 </text:p>
          </table:table-cell>
          <table:table-cell table:style-name="ACE-1" table:formula="of:=VALUE([.G9])" office:value-type="float" office:value="27.079999999999998">
            <text:p>27.08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8</text:p>
          </table:table-cell>
          <table:table-cell table:style-name="Gnumeric-default" office:value-type="string">
            <text:p>139.04 MHz</text:p>
          </table:table-cell>
          <table:table-cell table:style-name="Gnumeric-default" office:value-type="string">
            <text:p>89.23 MHz</text:p>
          </table:table-cell>
          <table:table-cell table:style-name="Gnumeric-default" office:value-type="string">
            <text:p>27.04 MHz</text:p>
          </table:table-cell>
          <table:table-cell table:style-name="Gnumeric-default" office:value-type="string">
            <text:p>69.484 MHz</text:p>
          </table:table-cell>
          <table:table-cell table:style-name="Gnumeric-default"/>
          <table:table-cell table:style-name="ACE-1" table:formula="of:=LEFT([.D10];6)" office:value-type="string" office:string-value="27.04 ">
            <text:p>27.04 </text:p>
          </table:table-cell>
          <table:table-cell table:style-name="ACE-1" table:formula="of:=VALUE([.G10])" office:value-type="float" office:value="27.039999999999999">
            <text:p>27.04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9</text:p>
          </table:table-cell>
          <table:table-cell table:style-name="Gnumeric-default" office:value-type="string">
            <text:p>200.08 MHz</text:p>
          </table:table-cell>
          <table:table-cell table:style-name="Gnumeric-default" office:value-type="string">
            <text:p>93.45 MHz</text:p>
          </table:table-cell>
          <table:table-cell table:style-name="Gnumeric-default" office:value-type="string">
            <text:p>24.72 MHz</text:p>
          </table:table-cell>
          <table:table-cell table:style-name="Gnumeric-default" office:value-type="string">
            <text:p>77.317 MHz</text:p>
          </table:table-cell>
          <table:table-cell table:style-name="Gnumeric-default"/>
          <table:table-cell table:style-name="ACE-1" table:formula="of:=LEFT([.D11];6)" office:value-type="string" office:string-value="24.72 ">
            <text:p>24.72 </text:p>
          </table:table-cell>
          <table:table-cell table:style-name="ACE-1" table:formula="of:=VALUE([.G11])" office:value-type="float" office:value="24.719999999999999">
            <text:p>24.72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0</text:p>
          </table:table-cell>
          <table:table-cell table:style-name="Gnumeric-default" office:value-type="string">
            <text:p>174.13 MHz</text:p>
          </table:table-cell>
          <table:table-cell table:style-name="Gnumeric-default" office:value-type="string">
            <text:p>89.01 MHz</text:p>
          </table:table-cell>
          <table:table-cell table:style-name="Gnumeric-default" office:value-type="string">
            <text:p>27.1 MHz</text:p>
          </table:table-cell>
          <table:table-cell table:style-name="Gnumeric-default" office:value-type="string">
            <text:p>74.891 MHz</text:p>
          </table:table-cell>
          <table:table-cell table:style-name="Gnumeric-default"/>
          <table:table-cell table:style-name="ACE-1" table:formula="of:=LEFT([.D12];5)" office:value-type="string" office:string-value="27.1 ">
            <text:p>27.1 </text:p>
          </table:table-cell>
          <table:table-cell table:style-name="ACE-1" table:formula="of:=VALUE([.G12])" office:value-type="float" office:value="27.100000000000001">
            <text:p>27.1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1</text:p>
          </table:table-cell>
          <table:table-cell table:style-name="Gnumeric-default" office:value-type="string">
            <text:p>214.45 MHz</text:p>
          </table:table-cell>
          <table:table-cell table:style-name="Gnumeric-default" office:value-type="string">
            <text:p>81.27 MHz</text:p>
          </table:table-cell>
          <table:table-cell table:style-name="Gnumeric-default" office:value-type="string">
            <text:p>24.86 MHz</text:p>
          </table:table-cell>
          <table:table-cell table:style-name="Gnumeric-default" office:value-type="string">
            <text:p>75.669 MHz</text:p>
          </table:table-cell>
          <table:table-cell table:style-name="Gnumeric-default"/>
          <table:table-cell table:style-name="ACE-1" table:formula="of:=LEFT([.D13];6)" office:value-type="string" office:string-value="24.86 ">
            <text:p>24.86 </text:p>
          </table:table-cell>
          <table:table-cell table:style-name="ACE-1" table:formula="of:=VALUE([.G13])" office:value-type="float" office:value="24.859999999999999">
            <text:p>24.86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2</text:p>
          </table:table-cell>
          <table:table-cell table:style-name="Gnumeric-default" office:value-type="string">
            <text:p>187.27 MHz</text:p>
          </table:table-cell>
          <table:table-cell table:style-name="Gnumeric-default" office:value-type="string">
            <text:p>80.37 MHz</text:p>
          </table:table-cell>
          <table:table-cell table:style-name="Gnumeric-default" office:value-type="string">
            <text:p>26.11 MHz</text:p>
          </table:table-cell>
          <table:table-cell table:style-name="Gnumeric-default" office:value-type="string">
            <text:p>73.247 MHz</text:p>
          </table:table-cell>
          <table:table-cell table:style-name="Gnumeric-default"/>
          <table:table-cell table:style-name="ACE-1" table:formula="of:=LEFT([.D14];6)" office:value-type="string" office:string-value="26.11 ">
            <text:p>26.11 </text:p>
          </table:table-cell>
          <table:table-cell table:style-name="ACE-1" table:formula="of:=VALUE([.G14])" office:value-type="float" office:value="26.109999999999999">
            <text:p>26.11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3</text:p>
          </table:table-cell>
          <table:table-cell table:style-name="Gnumeric-default" office:value-type="string">
            <text:p>222.22 MHz</text:p>
          </table:table-cell>
          <table:table-cell table:style-name="Gnumeric-default" office:value-type="string">
            <text:p>89.09 MHz</text:p>
          </table:table-cell>
          <table:table-cell table:style-name="Gnumeric-default" office:value-type="string">
            <text:p>25.78 MHz</text:p>
          </table:table-cell>
          <table:table-cell table:style-name="Gnumeric-default" office:value-type="string">
            <text:p>79.916 MHz</text:p>
          </table:table-cell>
          <table:table-cell table:style-name="Gnumeric-default"/>
          <table:table-cell table:style-name="ACE-1" table:formula="of:=LEFT([.D15];6)" office:value-type="string" office:string-value="25.78 ">
            <text:p>25.78 </text:p>
          </table:table-cell>
          <table:table-cell table:style-name="ACE-1" table:formula="of:=VALUE([.G15])" office:value-type="float" office:value="25.780000000000001">
            <text:p>25.78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4</text:p>
          </table:table-cell>
          <table:table-cell table:style-name="Gnumeric-default" office:value-type="string">
            <text:p>204.25 MHz</text:p>
          </table:table-cell>
          <table:table-cell table:style-name="Gnumeric-default" office:value-type="string">
            <text:p>87.71 MHz</text:p>
          </table:table-cell>
          <table:table-cell table:style-name="Gnumeric-default" office:value-type="string">
            <text:p>26.5 MHz</text:p>
          </table:table-cell>
          <table:table-cell table:style-name="Gnumeric-default" office:value-type="string">
            <text:p>78.010 MHz</text:p>
          </table:table-cell>
          <table:table-cell table:style-name="Gnumeric-default"/>
          <table:table-cell table:style-name="ACE-1" table:formula="of:=LEFT([.D16];5)" office:value-type="string" office:string-value="26.5 ">
            <text:p>26.5 </text:p>
          </table:table-cell>
          <table:table-cell table:style-name="ACE-1" table:formula="of:=VALUE([.G16])" office:value-type="float" office:value="26.5">
            <text:p>26.5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15</text:p>
          </table:table-cell>
          <table:table-cell table:style-name="Gnumeric-default" office:value-type="string">
            <text:p>185.01 MHz</text:p>
          </table:table-cell>
          <table:table-cell table:style-name="Gnumeric-default" office:value-type="string">
            <text:p>83.96 MHz</text:p>
          </table:table-cell>
          <table:table-cell table:style-name="Gnumeric-default" office:value-type="string">
            <text:p>25.62 MHz</text:p>
          </table:table-cell>
          <table:table-cell table:style-name="Gnumeric-default" office:value-type="string">
            <text:p>73.556 MHz</text:p>
          </table:table-cell>
          <table:table-cell table:style-name="Gnumeric-default"/>
          <table:table-cell table:style-name="ACE-1" table:formula="of:=LEFT([.D17];6)" office:value-type="string" office:string-value="25.62 ">
            <text:p>25.62 </text:p>
          </table:table-cell>
          <table:table-cell table:style-name="ACE-1" table:formula="of:=VALUE([.G17])" office:value-type="float" office:value="25.620000000000001">
            <text:p>25.62</text:p>
          </table:table-cell>
          <table:table-cell table:number-columns-repeated="248" table:style-name="Gnumeric-default"/>
        </table:table-row>
        <table:table-row table:style-name="AROW-1">
          <table:table-cell table:style-name="Gnumeric-default" office:value-type="string">
            <text:p>dse1_SoCKitTop_base</text:p>
          </table:table-cell>
          <table:table-cell table:style-name="Gnumeric-default" office:value-type="string">
            <text:p>181.69 MHz</text:p>
          </table:table-cell>
          <table:table-cell table:style-name="Gnumeric-default" office:value-type="string">
            <text:p>87.63 MHz</text:p>
          </table:table-cell>
          <table:table-cell table:style-name="Gnumeric-default" office:value-type="string">
            <text:p>26.2 MHz</text:p>
          </table:table-cell>
          <table:table-cell table:style-name="Gnumeric-default" office:value-type="string">
            <text:p>74.719 MHz</text:p>
          </table:table-cell>
          <table:table-cell table:style-name="Gnumeric-default"/>
          <table:table-cell table:style-name="ACE-1" table:formula="of:=LEFT([.D18];5)" office:value-type="string" office:string-value="26.2 ">
            <text:p>26.2 </text:p>
          </table:table-cell>
          <table:table-cell table:style-name="ACE-1" table:formula="of:=VALUE([.G18])" office:value-type="float" office:value="26.199999999999999">
            <text:p>26.2</text:p>
          </table:table-cell>
          <table:table-cell table:number-columns-repeated="248" table:style-name="Gnumeric-default"/>
        </table:table-row>
        <table:table-row table:style-name="AROW-1">
          <table:table-cell table:number-columns-repeated="6" table:style-name="Gnumeric-default"/>
          <table:table-cell table:style-name="ACE-1"/>
          <table:table-cell table:style-name="ACE-2" table:formula="of:=AVERAGE([.H3:.H18])" office:value-type="float" office:value="26.170625000000001">
            <text:p>26.1706</text:p>
          </table:table-cell>
          <table:table-cell table:number-columns-repeated="248" table:style-name="Gnumeric-default"/>
        </table:table-row>
        <table:table-row table:style-name="AROW-1">
          <table:table-cell table:number-columns-repeated="6" table:style-name="Gnumeric-default"/>
          <table:table-cell table:style-name="ACE-1"/>
          <table:table-cell table:style-name="ACE-2" table:formula="of:=STDEV([.H3:.H18])" office:value-type="float" office:value="0.91176362982226189">
            <text:p>0.91176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Simulation Summary</text:p>
          </table:table-cell>
          <table:table-cell table:number-columns-repeated="3" table:style-name="ACE-1"/>
          <table:table-cell table:style-name="ACE-2"/>
          <table:table-cell table:number-columns-repeated="3" table:style-name="ACE-1"/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Execution</text:p>
          </table:table-cell>
          <table:table-cell table:style-name="ACE-1" office:value-type="string">
            <text:p>Duration</text:p>
          </table:table-cell>
          <table:table-cell table:style-name="ACE-1"/>
          <table:table-cell table:style-name="ACE-1" office:value-type="string">
            <text:p>Time (s)</text:p>
          </table:table-cell>
          <table:table-cell table:style-name="ACE-1" office:value-type="string">
            <text:p>Clock cycles</text:p>
          </table:table-cell>
          <table:table-cell table:style-name="ACE-1" office:value-type="string">
            <text:p>Synth time (s)</text:p>
          </table:table-cell>
          <table:table-cell table:style-name="ACE-1" office:value-type="string">
            <text:p>Advantage</text:p>
          </table:table-cell>
          <table:table-cell table:style-name="ACE-1" office:value-type="string">
            <text:p>Sim Freq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1">
            <text:p>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54.943</text:p>
          </table:table-cell>
          <table:table-cell table:style-name="ACE-1" table:formula="of:=[.B23]*60+[.C23]" office:value-type="float" office:value="114.943">
            <text:p>114.943</text:p>
          </table:table-cell>
          <table:table-cell table:style-name="ACE-1" office:value-type="float" office:value="67108863">
            <text:p>67108863</text:p>
          </table:table-cell>
          <table:table-cell table:style-name="ACE-1" table:formula="of:=[.E23]/([.H3]*10^6)" office:value-type="float" office:value="2.4582001098901101">
            <text:p>2.45820010989011</text:p>
          </table:table-cell>
          <table:table-cell table:style-name="ACE-1" table:formula="of:=[.D23]/[.F23]" office:value-type="float" office:value="46.759008567914492">
            <text:p>46.75901</text:p>
          </table:table-cell>
          <table:table-cell table:style-name="ACE-1" table:formula="of:=([.E23]/[.D23])/10^6" office:value-type="float" office:value="0.58384471433667129">
            <text:p>0.5838447143366713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2">
            <text:p>2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54.673</text:p>
          </table:table-cell>
          <table:table-cell table:style-name="ACE-1" table:formula="of:=[.B24]*60+[.C24]" office:value-type="float" office:value="114.673">
            <text:p>114.673</text:p>
          </table:table-cell>
          <table:table-cell table:style-name="ACE-1" office:value-type="float" office:value="67108863">
            <text:p>67108863</text:p>
          </table:table-cell>
          <table:table-cell table:style-name="ACE-1" table:formula="of:=[.E24]/([.H4]*10^6)" office:value-type="float" office:value="2.6358547918303219">
            <text:p>2.635854791830322</text:p>
          </table:table-cell>
          <table:table-cell table:style-name="ACE-1" table:formula="of:=[.D24]/[.F24]" office:value-type="float" office:value="43.505052082315864">
            <text:p>43.50505</text:p>
          </table:table-cell>
          <table:table-cell table:style-name="ACE-1" table:formula="of:=([.E24]/[.D24])/10^6" office:value-type="float" office:value="0.58521938904537252">
            <text:p>0.5852193890453725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3">
            <text:p>3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54.755</text:p>
          </table:table-cell>
          <table:table-cell table:style-name="ACE-1" table:formula="of:=[.B25]*60+[.C25]" office:value-type="float" office:value="114.755">
            <text:p>114.755</text:p>
          </table:table-cell>
          <table:table-cell table:style-name="ACE-1" office:value-type="float" office:value="67108863">
            <text:p>67108863</text:p>
          </table:table-cell>
          <table:table-cell table:style-name="ACE-1" table:formula="of:=[.E25]/([.H5]*10^6)" office:value-type="float" office:value="2.4928998142644874">
            <text:p>2.4928998142644874</text:p>
          </table:table-cell>
          <table:table-cell table:style-name="ACE-1" table:formula="of:=[.D25]/[.F25]" office:value-type="float" office:value="46.032736391316895">
            <text:p>46.03274</text:p>
          </table:table-cell>
          <table:table-cell table:style-name="ACE-1" table:formula="of:=([.E25]/[.D25])/10^6" office:value-type="float" office:value="0.58480121127619711">
            <text:p>0.5848012112761971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4">
            <text:p>4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54.662</text:p>
          </table:table-cell>
          <table:table-cell table:style-name="ACE-1" table:formula="of:=[.B26]*60+[.C26]" office:value-type="float" office:value="114.66200000000001">
            <text:p>114.662</text:p>
          </table:table-cell>
          <table:table-cell table:style-name="ACE-1" office:value-type="float" office:value="67108863">
            <text:p>67108863</text:p>
          </table:table-cell>
          <table:table-cell table:style-name="ACE-1" table:formula="of:=[.E26]/([.H6]*10^6)" office:value-type="float" office:value="2.7335585743380855">
            <text:p>2.7335585743380855</text:p>
          </table:table-cell>
          <table:table-cell table:style-name="ACE-1" table:formula="of:=[.D26]/[.F26]" office:value-type="float" office:value="41.946055620104907">
            <text:p>41.94606</text:p>
          </table:table-cell>
          <table:table-cell table:style-name="ACE-1" table:formula="of:=([.E26]/[.D26])/10^6" office:value-type="float" office:value="0.58527553156233103">
            <text:p>0.585275531562331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5">
            <text:p>5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54.689</text:p>
          </table:table-cell>
          <table:table-cell table:style-name="ACE-1" table:formula="of:=[.B27]*60+[.C27]" office:value-type="float" office:value="114.68899999999999">
            <text:p>114.689</text:p>
          </table:table-cell>
          <table:table-cell table:style-name="ACE-1" office:value-type="float" office:value="67108863">
            <text:p>67108863</text:p>
          </table:table-cell>
          <table:table-cell table:style-name="ACE-1" table:formula="of:=[.E27]/([.H7]*10^6)" office:value-type="float" office:value="2.5134405617977529">
            <text:p>2.513440561797753</text:p>
          </table:table-cell>
          <table:table-cell table:style-name="ACE-1" table:formula="of:=[.D27]/[.F27]" office:value-type="float" office:value="45.630281353448048">
            <text:p>45.63028</text:p>
          </table:table-cell>
          <table:table-cell table:style-name="ACE-1" table:formula="of:=([.E27]/[.D27])/10^6" office:value-type="float" office:value="0.58513774642729466">
            <text:p>0.5851377464272947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6">
            <text:p>6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54.592</text:p>
          </table:table-cell>
          <table:table-cell table:style-name="ACE-1" table:formula="of:=[.B28]*60+[.C28]" office:value-type="float" office:value="114.592">
            <text:p>114.592</text:p>
          </table:table-cell>
          <table:table-cell table:style-name="ACE-1" office:value-type="float" office:value="67108863">
            <text:p>67108863</text:p>
          </table:table-cell>
          <table:table-cell table:style-name="ACE-1" table:formula="of:=[.E28]/([.H8]*10^6)" office:value-type="float" office:value="2.5049967525195971">
            <text:p>2.504996752519597</text:p>
          </table:table-cell>
          <table:table-cell table:style-name="ACE-1" table:formula="of:=[.D28]/[.F28]" office:value-type="float" office:value="45.745368685504324">
            <text:p>45.74537</text:p>
          </table:table-cell>
          <table:table-cell table:style-name="ACE-1" table:formula="of:=([.E28]/[.D28])/10^6" office:value-type="float" office:value="0.5856330546635018">
            <text:p>0.5856330546635018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7">
            <text:p>7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54.645</text:p>
          </table:table-cell>
          <table:table-cell table:style-name="ACE-1" table:formula="of:=[.B29]*60+[.C29]" office:value-type="float" office:value="114.64500000000001">
            <text:p>114.64500000000001</text:p>
          </table:table-cell>
          <table:table-cell table:style-name="ACE-1" office:value-type="float" office:value="67108863">
            <text:p>67108863</text:p>
          </table:table-cell>
          <table:table-cell table:style-name="ACE-1" table:formula="of:=[.E29]/([.H9]*10^6)" office:value-type="float" office:value="2.4781707163958639">
            <text:p>2.478170716395864</text:p>
          </table:table-cell>
          <table:table-cell table:style-name="ACE-1" table:formula="of:=[.D29]/[.F29]" office:value-type="float" office:value="46.261946056216161">
            <text:p>46.26195</text:p>
          </table:table-cell>
          <table:table-cell table:style-name="ACE-1" table:formula="of:=([.E29]/[.D29])/10^6" office:value-type="float" office:value="0.58536231846133713">
            <text:p>0.5853623184613371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8">
            <text:p>8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54.768</text:p>
          </table:table-cell>
          <table:table-cell table:style-name="ACE-1" table:formula="of:=[.B30]*60+[.C30]" office:value-type="float" office:value="114.768">
            <text:p>114.768</text:p>
          </table:table-cell>
          <table:table-cell table:style-name="ACE-1" office:value-type="float" office:value="67108863">
            <text:p>67108863</text:p>
          </table:table-cell>
          <table:table-cell table:style-name="ACE-1" table:formula="of:=[.E30]/([.H10]*10^6)" office:value-type="float" office:value="2.481836649408284">
            <text:p>2.481836649408284</text:p>
          </table:table-cell>
          <table:table-cell table:style-name="ACE-1" table:formula="of:=[.D30]/[.F30]" office:value-type="float" office:value="46.243172380971501">
            <text:p>46.24317</text:p>
          </table:table-cell>
          <table:table-cell table:style-name="ACE-1" table:formula="of:=([.E30]/[.D30])/10^6" office:value-type="float" office:value="0.58473496967795902">
            <text:p>0.584734969677959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9">
            <text:p>9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54.549</text:p>
          </table:table-cell>
          <table:table-cell table:style-name="ACE-1" table:formula="of:=[.B31]*60+[.C31]" office:value-type="float" office:value="114.54900000000001">
            <text:p>114.549</text:p>
          </table:table-cell>
          <table:table-cell table:style-name="ACE-1" office:value-type="float" office:value="67108863">
            <text:p>67108863</text:p>
          </table:table-cell>
          <table:table-cell table:style-name="ACE-1" table:formula="of:=[.E31]/([.H11]*10^6)" office:value-type="float" office:value="2.7147598300970874">
            <text:p>2.7147598300970874</text:p>
          </table:table-cell>
          <table:table-cell table:style-name="ACE-1" table:formula="of:=[.D31]/[.F31]" office:value-type="float" office:value="42.194892796797944">
            <text:p>42.19489</text:p>
          </table:table-cell>
          <table:table-cell table:style-name="ACE-1" table:formula="of:=([.E31]/[.D31])/10^6" office:value-type="float" office:value="0.58585289264856077">
            <text:p>0.5858528926485608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10">
            <text:p>10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54.396</text:p>
          </table:table-cell>
          <table:table-cell table:style-name="ACE-1" table:formula="of:=[.B32]*60+[.C32]" office:value-type="float" office:value="114.396">
            <text:p>114.396</text:p>
          </table:table-cell>
          <table:table-cell table:style-name="ACE-1" office:value-type="float" office:value="67108863">
            <text:p>67108863</text:p>
          </table:table-cell>
          <table:table-cell table:style-name="ACE-1" table:formula="of:=[.E32]/([.H12]*10^6)" office:value-type="float" office:value="2.476341808118081">
            <text:p>2.476341808118081</text:p>
          </table:table-cell>
          <table:table-cell table:style-name="ACE-1" table:formula="of:=[.D32]/[.F32]" office:value-type="float" office:value="46.195561382108352">
            <text:p>46.19556</text:p>
          </table:table-cell>
          <table:table-cell table:style-name="ACE-1" table:formula="of:=([.E32]/[.D32])/10^6" office:value-type="float" office:value="0.58663644707856921">
            <text:p>0.5866364470785692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11">
            <text:p>11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54.655</text:p>
          </table:table-cell>
          <table:table-cell table:style-name="ACE-1" table:formula="of:=[.B33]*60+[.C33]" office:value-type="float" office:value="114.655">
            <text:p>114.655</text:p>
          </table:table-cell>
          <table:table-cell table:style-name="ACE-1" office:value-type="float" office:value="67108863">
            <text:p>67108863</text:p>
          </table:table-cell>
          <table:table-cell table:style-name="ACE-1" table:formula="of:=[.E33]/([.H13]*10^6)" office:value-type="float" office:value="2.6994715607401449">
            <text:p>2.699471560740145</text:p>
          </table:table-cell>
          <table:table-cell table:style-name="ACE-1" table:formula="of:=[.D33]/[.F33]" office:value-type="float" office:value="42.473127580778709">
            <text:p>42.47313</text:p>
          </table:table-cell>
          <table:table-cell table:style-name="ACE-1" table:formula="of:=([.E33]/[.D33])/10^6" office:value-type="float" office:value="0.58531126422746504">
            <text:p>0.585311264227465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12">
            <text:p>12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54.670</text:p>
          </table:table-cell>
          <table:table-cell table:style-name="ACE-1" table:formula="of:=[.B34]*60+[.C34]" office:value-type="float" office:value="114.67">
            <text:p>114.67</text:p>
          </table:table-cell>
          <table:table-cell table:style-name="ACE-1" office:value-type="float" office:value="67108863">
            <text:p>67108863</text:p>
          </table:table-cell>
          <table:table-cell table:style-name="ACE-1" table:formula="of:=[.E34]/([.H14]*10^6)" office:value-type="float" office:value="2.5702360398314821">
            <text:p>2.570236039831482</text:p>
          </table:table-cell>
          <table:table-cell table:style-name="ACE-1" table:formula="of:=[.D34]/[.F34]" office:value-type="float" office:value="44.614579448321159">
            <text:p>44.61458</text:p>
          </table:table-cell>
          <table:table-cell table:style-name="ACE-1" table:formula="of:=([.E34]/[.D34])/10^6" office:value-type="float" office:value="0.58523469957268681">
            <text:p>0.5852346995726868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13">
            <text:p>13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54.316</text:p>
          </table:table-cell>
          <table:table-cell table:style-name="ACE-1" table:formula="of:=[.B35]*60+[.C35]" office:value-type="float" office:value="114.316">
            <text:p>114.316</text:p>
          </table:table-cell>
          <table:table-cell table:style-name="ACE-1" office:value-type="float" office:value="67108863">
            <text:p>67108863</text:p>
          </table:table-cell>
          <table:table-cell table:style-name="ACE-1" table:formula="of:=[.E35]/([.H15]*10^6)" office:value-type="float" office:value="2.6031366563227309">
            <text:p>2.603136656322731</text:p>
          </table:table-cell>
          <table:table-cell table:style-name="ACE-1" table:formula="of:=[.D35]/[.F35]" office:value-type="float" office:value="43.914713321845433">
            <text:p>43.91471</text:p>
          </table:table-cell>
          <table:table-cell table:style-name="ACE-1" table:formula="of:=([.E35]/[.D35])/10^6" office:value-type="float" office:value="0.58704698379929321">
            <text:p>0.5870469837992932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14">
            <text:p>14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54.569</text:p>
          </table:table-cell>
          <table:table-cell table:style-name="ACE-1" table:formula="of:=[.B36]*60+[.C36]" office:value-type="float" office:value="114.569">
            <text:p>114.569</text:p>
          </table:table-cell>
          <table:table-cell table:style-name="ACE-1" office:value-type="float" office:value="67108863">
            <text:p>67108863</text:p>
          </table:table-cell>
          <table:table-cell table:style-name="ACE-1" table:formula="of:=[.E36]/([.H16]*10^6)" office:value-type="float" office:value="2.5324099245283018">
            <text:p>2.532409924528302</text:p>
          </table:table-cell>
          <table:table-cell table:style-name="ACE-1" table:formula="of:=[.D36]/[.F36]" office:value-type="float" office:value="45.241095799820066">
            <text:p>45.2411</text:p>
          </table:table-cell>
          <table:table-cell table:style-name="ACE-1" table:formula="of:=([.E36]/[.D36])/10^6" office:value-type="float" office:value="0.58575062189597527">
            <text:p>0.5857506218959753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15">
            <text:p>15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54.731</text:p>
          </table:table-cell>
          <table:table-cell table:style-name="ACE-1" table:formula="of:=[.B37]*60+[.C37]" office:value-type="float" office:value="114.73099999999999">
            <text:p>114.731</text:p>
          </table:table-cell>
          <table:table-cell table:style-name="ACE-1" office:value-type="float" office:value="67108863">
            <text:p>67108863</text:p>
          </table:table-cell>
          <table:table-cell table:style-name="ACE-1" table:formula="of:=[.E37]/([.H17]*10^6)" office:value-type="float" office:value="2.6193935597189695">
            <text:p>2.6193935597189695</text:p>
          </table:table-cell>
          <table:table-cell table:style-name="ACE-1" table:formula="of:=[.D37]/[.F37]" office:value-type="float" office:value="43.800596353420559">
            <text:p>43.8006</text:p>
          </table:table-cell>
          <table:table-cell table:style-name="ACE-1" table:formula="of:=([.E37]/[.D37])/10^6" office:value-type="float" office:value="0.58492354289599147">
            <text:p>0.5849235428959915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float" office:value="16">
            <text:p>16</text:p>
          </table:table-cell>
          <table:table-cell table:style-name="ACE-1" office:value-type="float" office:value="1">
            <text:p>1</text:p>
          </table:table-cell>
          <table:table-cell table:style-name="ACE-1" office:value-type="string">
            <text:p>54.559</text:p>
          </table:table-cell>
          <table:table-cell table:style-name="ACE-1" table:formula="of:=[.B38]*60+[.C38]" office:value-type="float" office:value="114.559">
            <text:p>114.559</text:p>
          </table:table-cell>
          <table:table-cell table:style-name="ACE-1" office:value-type="float" office:value="67108863">
            <text:p>67108863</text:p>
          </table:table-cell>
          <table:table-cell table:style-name="ACE-1" table:formula="of:=[.E38]/([.H18]*10^6)" office:value-type="float" office:value="2.5614069847328245">
            <text:p>2.5614069847328245</text:p>
          </table:table-cell>
          <table:table-cell table:style-name="ACE-1" table:formula="of:=[.D38]/[.F38]" office:value-type="float" office:value="44.725028346851886">
            <text:p>44.72503</text:p>
          </table:table-cell>
          <table:table-cell table:style-name="ACE-1" table:formula="of:=([.E38]/[.D38])/10^6" office:value-type="float" office:value="0.58580175280859648">
            <text:p>0.5858017528085965</text:p>
          </table:table-cell>
          <table:table-cell table:number-columns-repeated="248" table:style-name="Gnumeric-default"/>
        </table:table-row>
        <table:table-row table:style-name="AROW-1">
          <table:table-cell table:style-name="ACE-1"/>
          <table:table-cell table:style-name="ACE-3"/>
          <table:table-cell table:style-name="ACE-1"/>
          <table:table-cell table:style-name="ACE-2" table:formula="of:=AVERAGE([.D23:.D38])" office:value-type="float" office:value="114.63575">
            <text:p>114.63575</text:p>
          </table:table-cell>
          <table:table-cell table:style-name="ACE-4"/>
          <table:table-cell table:style-name="ACE-2" table:formula="of:=AVERAGE([.F23:.F38])" office:value-type="float" office:value="2.5672571459083828">
            <text:p>2.56725714590838</text:p>
          </table:table-cell>
          <table:table-cell table:style-name="ACE-2" table:formula="of:=AVERAGE([.G23:.G38])" office:value-type="float" office:value="44.70520101048352">
            <text:p>44.7052</text:p>
          </table:table-cell>
          <table:table-cell table:style-name="ACE-2" table:formula="of:=AVERAGE([.H23:.H38])" office:value-type="float" office:value="0.58541044627361272">
            <text:p>0.5854104462736127</text:p>
          </table:table-cell>
          <table:table-cell table:number-columns-repeated="248" table:style-name="Gnumeric-default"/>
        </table:table-row>
        <table:table-row table:style-name="AROW-1">
          <table:table-cell table:number-columns-repeated="3" table:style-name="ACE-1"/>
          <table:table-cell table:style-name="ACE-2" table:formula="of:=STDEV([.D23:.D38])" office:value-type="float" office:value="0.14634047059283675">
            <text:p>0.14634047059283675</text:p>
          </table:table-cell>
          <table:table-cell table:style-name="ACE-1"/>
          <table:table-cell table:style-name="ACE-2" table:formula="of:=STDEV([.F23:.F38])" office:value-type="float" office:value="0.091124877824137501">
            <text:p>0.09112487782414</text:p>
          </table:table-cell>
          <table:table-cell table:style-name="ACE-2" table:formula="of:=STDEV([.G23:.G38])" office:value-type="float" office:value="1.5706515009258566">
            <text:p>1.57065</text:p>
          </table:table-cell>
          <table:table-cell table:style-name="ACE-2" table:formula="of:=STDEV([.H23:.H38])" office:value-type="float" office:value="0.00074760168643165563">
            <text:p>0.0007476016864316556</text:p>
          </table:table-cell>
          <table:table-cell table:number-columns-repeated="248" table:style-name="Gnumeric-default"/>
        </table:table-row>
        <table:table-row table:style-name="AROW-0" table:number-rows-repeated="65496">
          <table:table-cell table:number-columns-repeated="256"/>
        </table:table-row>
        <table:named-expressions>
          <table:named-expression table:name="Print_Area" table:expression="of:=#REF!" table:base-cell-address="$'report_fmax.csv'.$A$1"/>
          <table:named-expression table:name="Sheet_Title" table:expression="of:=&quot;report_fmax.csv&quot;" table:base-cell-address="$'report_fmax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ime-style style:name="ND-0" number:format-source="fixed" number:truncate-on-overflow="false">
      <number:minutes number:style="long"/>
      <number:text>:</number:text>
      <number:seconds number:style="long" number:decimal-places="0"/>
    </number:time-style>
    <number:number-style style:name="ND-1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report_fmax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5-07T14:47:37Z</dc:date>
    <meta:creation-date>2020-05-07T14:45:00Z</meta:creation-date>
    <meta:generator>gnumeric/1.12.35</meta:generator>
  </office:meta>
</office:document-meta>
</file>